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34.517766497462" calcext:value-type="float">
            <text:p>634.517766497462</text:p>
          </table:table-cell>
          <table:table-cell/>
        </table:table-row>
        <table:table-row table:style-name="ro1">
          <table:table-cell office:value-type="float" office:value="618.046971569839" calcext:value-type="float">
            <text:p>618.046971569839</text:p>
          </table:table-cell>
          <table:table-cell/>
        </table:table-row>
        <table:table-row table:style-name="ro1">
          <table:table-cell office:value-type="float" office:value="624.609618988132" calcext:value-type="float">
            <text:p>624.609618988132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628.535512256443" calcext:value-type="float">
            <text:p>628.535512256443</text:p>
          </table:table-cell>
          <table:table-cell/>
        </table:table-row>
        <table:table-row table:style-name="ro1">
          <table:table-cell office:value-type="float" office:value="632.511068943707" calcext:value-type="float">
            <text:p>632.511068943707</text:p>
          </table:table-cell>
          <table:table-cell/>
        </table:table-row>
        <table:table-row table:style-name="ro1">
          <table:table-cell office:value-type="float" office:value="615.006150061501" calcext:value-type="float">
            <text:p>615.006150061501</text:p>
          </table:table-cell>
          <table:table-cell/>
        </table:table-row>
        <table:table-row table:style-name="ro1">
          <table:table-cell office:value-type="float" office:value="625.782227784731" calcext:value-type="float">
            <text:p>625.782227784731</text:p>
          </table:table-cell>
          <table:table-cell/>
        </table:table-row>
        <table:table-row table:style-name="ro1">
          <table:table-cell office:value-type="float" office:value="618.811881188119" calcext:value-type="float">
            <text:p>618.811881188119</text:p>
          </table:table-cell>
          <table:table-cell/>
        </table:table-row>
        <table:table-row table:style-name="ro1">
          <table:table-cell office:value-type="float" office:value="634.517766497462" calcext:value-type="float">
            <text:p>634.517766497462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formula="of:=AVERAGE([.A1:.A20])" office:value-type="float" office:value="625.733896378739" calcext:value-type="float">
            <text:p>625.7338963787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1:50:58.361947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05-30T11:52:30.115374625</dc:date>
    <dc:creator>Davide Ancona</dc:creator>
    <meta:editing-duration>PT8M25S</meta:editing-duration>
    <meta:editing-cycles>3</meta:editing-cycles>
    <meta:generator>LibreOffice/5.3.4.2$Linux_X86_64 LibreOffice_project/30$Build-2</meta:generator>
    <meta:document-statistic meta:table-count="1" meta:cell-count="12" meta:object-count="0"/>
  </office:meta>
</office:document-meta>
</file>